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Slab" svg:font-family="'Roboto Slab'"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fo:language="ru" fo:country="RU" officeooo:rsid="0041d734" officeooo:paragraph-rsid="0041d734"/>
    </style:style>
    <style:style style:name="P2" style:family="paragraph" style:parent-style-name="_5f_code">
      <style:text-properties fo:color="#ff6d6d" loext:opacity="100%" fo:font-weight="bold" style:font-weight-asian="bold" style:font-weight-complex="bold"/>
    </style:style>
    <style:style style:name="P3" style:family="paragraph" style:parent-style-name="_5f_code">
      <style:text-properties fo:color="#ff3838" loext:opacity="100%"/>
    </style:style>
    <style:style style:name="P4" style:family="paragraph" style:parent-style-name="_5f_text">
      <style:text-properties officeooo:rsid="003b0165" officeooo:paragraph-rsid="003b0165"/>
    </style:style>
    <style:style style:name="P5" style:family="paragraph" style:parent-style-name="_5f_text">
      <style:text-properties fo:language="ru" fo:country="RU" officeooo:rsid="003b2267" officeooo:paragraph-rsid="003b2267"/>
    </style:style>
    <style:style style:name="P6" style:family="paragraph" style:parent-style-name="_5f_text" style:list-style-name="L1"/>
    <style:style style:name="P7" style:family="paragraph" style:parent-style-name="_5f_text" style:list-style-name="L2"/>
    <style:style style:name="P8" style:family="paragraph" style:parent-style-name="_5f_text" style:list-style-name="L3"/>
    <style:style style:name="P9" style:family="paragraph" style:parent-style-name="_5f_text">
      <style:text-properties officeooo:paragraph-rsid="003e76e9"/>
    </style:style>
    <style:style style:name="P10" style:family="paragraph" style:parent-style-name="_5f_text" style:list-style-name="L4"/>
    <style:style style:name="P11" style:family="paragraph" style:parent-style-name="_5f_text">
      <style:text-properties officeooo:paragraph-rsid="00404084"/>
    </style:style>
    <style:style style:name="P12" style:family="paragraph" style:parent-style-name="_5f_text">
      <style:text-properties officeooo:rsid="0041d734" officeooo:paragraph-rsid="0041d734"/>
    </style:style>
    <style:style style:name="P13" style:family="paragraph" style:parent-style-name="_5f_text" style:list-style-name="L6"/>
    <style:style style:name="P14" style:family="paragraph" style:parent-style-name="_5f_text" style:list-style-name="L6">
      <style:text-properties officeooo:paragraph-rsid="0044d9a3"/>
    </style:style>
    <style:style style:name="P15" style:family="paragraph" style:parent-style-name="_5f_text">
      <style:text-properties fo:color="#ff3838" loext:opacity="100%" fo:font-weight="bold" officeooo:rsid="0044d9a3" officeooo:paragraph-rsid="0044d9a3" style:font-weight-asian="bold" style:font-weight-complex="bold"/>
    </style:style>
    <style:style style:name="T1" style:family="text">
      <style:text-properties fo:language="en" fo:country="US"/>
    </style:style>
    <style:style style:name="T2" style:family="text">
      <style:text-properties fo:language="en" fo:country="US" officeooo:rsid="003b3ad2"/>
    </style:style>
    <style:style style:name="T3" style:family="text">
      <style:text-properties fo:language="en" fo:country="US" officeooo:rsid="003ca0c6"/>
    </style:style>
    <style:style style:name="T4" style:family="text">
      <style:text-properties fo:language="en" fo:country="US" officeooo:rsid="0044d9a3"/>
    </style:style>
    <style:style style:name="T5" style:family="text">
      <style:text-properties fo:language="ru" fo:country="RU"/>
    </style:style>
    <style:style style:name="T6" style:family="text">
      <style:text-properties fo:language="ru" fo:country="RU" officeooo:rsid="003b3ad2"/>
    </style:style>
    <style:style style:name="T7" style:family="text">
      <style:text-properties fo:language="ru" fo:country="RU" fo:font-weight="bold" officeooo:rsid="003e76e9" style:font-weight-asian="bold" style:font-weight-complex="bold"/>
    </style:style>
    <style:style style:name="T8" style:family="text">
      <style:text-properties fo:language="ru" fo:country="RU" officeooo:rsid="003f8201"/>
    </style:style>
    <style:style style:name="T9" style:family="text">
      <style:text-properties fo:language="ru" fo:country="RU" officeooo:rsid="0044d9a3"/>
    </style:style>
    <style:style style:name="T10" style:family="text">
      <style:text-properties officeooo:rsid="003b2267"/>
    </style:style>
    <style:style style:name="T11" style:family="text">
      <style:text-properties fo:font-weight="bold" style:font-weight-asian="bold" style:font-weight-complex="bold"/>
    </style:style>
    <style:style style:name="T12" style:family="text">
      <style:text-properties style:font-name="Calibri Light" fo:font-size="10pt" fo:language="ru" fo:country="RU" fo:font-weight="250" officeooo:rsid="003b3ad2"/>
    </style:style>
    <style:style style:name="T13" style:family="text">
      <style:text-properties style:font-name="Calibri Light" fo:font-size="10pt" fo:language="ru" fo:country="RU" fo:font-weight="250" officeooo:rsid="003e76e9"/>
    </style:style>
    <style:style style:name="T14" style:family="text">
      <style:text-properties style:font-name="Calibri Light" fo:font-size="10pt" fo:language="ru" fo:country="RU" fo:font-weight="250" officeooo:rsid="003f8201"/>
    </style:style>
    <style:style style:name="T15" style:family="text">
      <style:text-properties style:font-name="Calibri Light" fo:font-size="10pt" fo:language="ru" fo:country="RU" fo:font-weight="250" officeooo:rsid="00404084"/>
    </style:style>
    <style:style style:name="T16" style:family="text">
      <style:text-properties style:font-name="Calibri Light" fo:font-size="10pt" fo:language="ru" fo:country="RU" fo:font-weight="bold" officeooo:rsid="003e76e9" style:font-weight-asian="bold" style:font-weight-complex="bold"/>
    </style:style>
    <style:style style:name="T17" style:family="text">
      <style:text-properties style:font-name="Calibri Light" fo:font-size="10pt" fo:font-weight="250" officeooo:rsid="003b3ad2"/>
    </style:style>
    <style:style style:name="T18" style:family="text">
      <style:text-properties style:font-name="Calibri Light" fo:font-size="10pt" fo:font-weight="250" officeooo:rsid="003f8201"/>
    </style:style>
    <style:style style:name="T19" style:family="text">
      <style:text-properties style:font-name="Calibri Light" fo:font-size="10pt" fo:language="en" fo:country="US" fo:font-weight="250" officeooo:rsid="003e76e9"/>
    </style:style>
    <style:style style:name="T20" style:family="text">
      <style:text-properties style:font-name="Calibri Light" fo:font-size="10pt" fo:language="en" fo:country="US" fo:font-weight="250" officeooo:rsid="003f8201"/>
    </style:style>
    <style:style style:name="T21" style:family="text">
      <style:text-properties officeooo:rsid="003e76e9"/>
    </style:style>
    <style:style style:name="T22" style:family="text">
      <style:text-properties officeooo:rsid="003f8201"/>
    </style:style>
    <style:style style:name="T23" style:family="text">
      <style:text-properties fo:color="#ff6d6d" loext:opacity="100%" fo:font-weight="bold" style:font-weight-asian="bold" style:font-weight-complex="bold"/>
    </style:style>
    <style:style style:name="T24" style:family="text">
      <style:text-properties fo:color="#ff3838" loext:opacity="100%"/>
    </style:style>
    <style:style style:name="T25" style:family="text">
      <style:text-properties fo:color="#ff3838" loext:opacity="1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text"><text:a xlink:type="simple" xlink:href="https://reactrouter.com/web/api/Link" text:style-name="Internet_20_link" text:visited-style-name="Visited_20_Internet_20_Link"><text:span text:style-name="T25">https://reactrouter.com/web/api/Link</text:span></text:a></text:p>
      <text:p text:style-name="P15">Классный сайт с описание и примерами по этой теме.</text:p>
      <text:p text:style-name="_5f_text">Одностраничные приложения (SPA) с несколькими представлениями должны иметь механизм маршрутизации для перехода между этими различными представлениями без обновления всей веб-страницы. Это можно сделать с помощью библиотеки маршрутизации, такой как React Router.</text:p>
      <text:p text:style-name="_5f_heading_5f_3">Установка</text:p>
      <text:p text:style-name="_5f_text">React Router v4 был разбит на 3 пакета:</text:p>
      <text:p text:style-name="_5f_text">react-router</text:p>
      <text:p text:style-name="_5f_text">router-dom</text:p>
      <text:p text:style-name="_5f_text">react-router-native</text:p>
      <text:p text:style-name="_5f_text">react-router предоставляет базовые функции и компоненты для работы в двух окружениях(Браузере и react-native)</text:p>
      <text:p text:style-name="_5f_text">Мы будем создавать сайт который будет отображаться в браузере, поэтому нам следует использовать react-router-dom. react-router-dom экспортирует из react-router все функции поэтому нам нужно установить только react-router-dom.</text:p>
      <text:p text:style-name="_5f_text">npm install --save react-router-dom</text:p>
      <text:p text:style-name="_5f_text">Router</text:p>
      <text:p text:style-name="_5f_text">При старте проекта вам нужно определить какой тип роутера использовать. Для браузерных проектов есть BrowserRouter и HashRouter компоненты. BrowserRouter — следует использовать когда вы обрабатываете на сервере динамические запросы, а HashRouter используйте когда у вас статический веб сайт.</text:p>
      <text:p text:style-name="_5f_text">Обычно предпочтительнее использовать BrowserRouter, но если ваш сайт расположен на статическом сервере(от перев. как github pages), то использовать HashRouter это хорошее решение проблемы.</text:p>
      <text:p text:style-name="_5f_text">Наш проект предполагает использование бекенда поэтому мы будем использовать BrowserRouter.</text:p>
      <text:p text:style-name="_5f_heading_5f_3">История — History</text:p>
      <text:p text:style-name="_5f_text">Каждый Router создает объект history который хранит путь к текущему location[1] и перерисовывает интерфейс сайта когда происходят какие то изменения пути.</text:p>
      <text:p text:style-name="_5f_text">Остальные функции предоставляемые в React Router полагаются на доступность объекта history через context, поэтому они должны рендериться внутри компонента Router.</text:p>
      <text:p text:style-name="_5f_text">Заметка: Компоненты React Router не имеющие в качестве предка компонент Router не будут работать, так как не будет доступен context.</text:p>
      <text:p text:style-name="_5f_heading_5f_3">Рендеринг Router</text:p>
      <text:p text:style-name="_5f_text">Компонент Router ожидает только один элемент в качестве дочернего. Что бы работать в рамках этого условия, удобно создать компонент &lt;App/&gt; который рендерить всё ваше приложение(это так же важно для серверного рендеринга).</text:p>
      <text:p text:style-name="_5f_code">... </text:p>
      <text:p text:style-name="_5f_code">import { BrowserRouter } from 'react-router-dom';</text:p>
      <text:p text:style-name="_5f_code">...</text:p>
      <text:p text:style-name="_5f_code">ReactDOM.render((</text:p>
      <text:p text:style-name="_5f_code"><text:s text:c="2"/>&lt;BrowserRouter&gt;</text:p>
      <text:p text:style-name="_5f_code"><text:s text:c="4"/>&lt;App /&gt;</text:p>
      <text:p text:style-name="_5f_code"><text:s text:c="2"/>&lt;/BrowserRouter&gt;</text:p>
      <text:p text:style-name="_5f_code">), document.getElementById('root'))</text:p>
      <text:p text:style-name="_5f_code">...</text:p>
      <text:p text:style-name="P4">Это файл <text:span text:style-name="_5f_bold">index.js</text:span><text:span text:style-name="T1">.</text:span></text:p>
      <text:p text:style-name="_5f_heading_5f_3">App компонент</text:p>
      <text:p text:style-name="_5f_text">Наше приложение начинается с &lt;App/&gt; компонента который мы разделим на две части. &lt;Header/&gt; который будет содержать навигационные ссылки и &lt;Main/&gt; который будет содержать контент роутов.</text:p>
      <text:p text:style-name="_5f_code">// Этот компонент будет отрендерен с помощью нашего &lt;Router&gt;</text:p>
      <text:p text:style-name="_5f_code">const App = () =&gt; (</text:p>
      <text:p text:style-name="_5f_code"><text:s text:c="2"/>&lt;div&gt;</text:p>
      <text:p text:style-name="_5f_code"><text:soft-page-break/><text:s text:c="4"/>&lt;Header /&gt;</text:p>
      <text:p text:style-name="_5f_code"><text:s text:c="4"/>&lt;Main /&gt;</text:p>
      <text:p text:style-name="_5f_code"><text:s text:c="2"/>&lt;/div&gt;</text:p>
      <text:p text:style-name="_5f_code">)</text:p>
      <text:p text:style-name="P5">Тоже ясно.</text:p>
      <text:p text:style-name="_5f_heading_5f_2">Routes</text:p>
      <text:p text:style-name="_5f_text">&lt;Route/&gt; компонент это главный строительный блок React Router'а. В том случае если вам нужно рендерить элемент в зависимости от pathname URL'ов, то следует использовать компонент &lt;Route/&gt;</text:p>
      <text:p text:style-name="_5f_heading_5f_4">Path — путь</text:p>
      <text:p text:style-name="_5f_text"><text:span text:style-name="_5f_bold">&lt;Route /&gt;</text:span> принимает <text:span text:style-name="_5f_bold">path</text:span> в виде <text:span text:style-name="_5f_bold">prop</text:span> который описывает определенный путь и сопоставляется с <text:span text:style-name="_5f_bold">location.pathname</text:span> <text:span text:style-name="T2">(</text:span><text:span text:style-name="T12">текущий путь</text:span><text:span text:style-name="T2">)</text:span><text:span text:style-name="T6">.</text:span></text:p>
      <text:p text:style-name="_5f_code">&lt;Route path='/roster'/&gt;</text:p>
      <text:p text:style-name="_5f_text">В примере выше &lt;Route/&gt; сопоставляет location.pathname который начинается с /roster[2]. Когда текущий location.pathname сопоставляется положительно с prop path то компонент будет отрендерен, а если мы не можем их сопоставить, то Route ничего не рендерит[3].</text:p>
      <text:p text:style-name="_5f_code">&lt;Route path='/roster'/&gt;</text:p>
      <text:p text:style-name="_5f_code">// Когда location.pathname это '/', prop path не совпадает</text:p>
      <text:p text:style-name="_5f_code">// Когда location.pathname это '/roster' или '/roster/2', prop path совпадает</text:p>
      <text:p text:style-name="_5f_code">// Если установлен exact prop. Совпадает только строгое сравнение '/roster', но не</text:p>
      <text:p text:style-name="_5f_code">// '/roster/2'</text:p>
      <text:p text:style-name="_5f_code">&lt;Route exact path='/roster'/&gt;</text:p>
      <text:p text:style-name="_5f_text"><text:span text:style-name="T11">Заметка:</text:span> Когда речь идет о пути React, <text:span text:style-name="T10">то</text:span> Router думает только о пути без домена. Это значит, что в адресе:</text:p>
      <text:p text:style-name="_5f_code">http://www.example.com/my-projects/one?extra=false</text:p>
      <text:p text:style-name="_5f_text">React Router будет видеть только <text:span text:style-name="_5f_bold">/my-projects/one</text:span></text:p>
      <text:p text:style-name="_5f_heading_5f_3">Сопоставление пути</text:p>
      <text:p text:style-name="_5f_text">prop path <text:span text:style-name="T22">компилируется </text:span>в регулярное выражение и сопоставляет его <text:span text:style-name="T17">с</text:span> location.pathname. Строки path имеют более сложные опции форматирования чем объясняются здесь. Вы можете почитать документацию.</text:p>
      <text:p text:style-name="_5f_text">Когда пути сопоставляются создается объект match который содержит свойства:</text:p>
      <text:list xml:id="list4217164802" text:style-name="L1">
        <text:list-item>
          <text:p text:style-name="P6">url — сопоставляемая часть текущего location.pathname</text:p>
        </text:list-item>
        <text:list-item>
          <text:p text:style-name="P6">path — путь в компоненте Route</text:p>
        </text:list-item>
        <text:list-item>
          <text:p text:style-name="P6">isExact — path в Route === location.pathname</text:p>
        </text:list-item>
        <text:list-item>
          <text:p text:style-name="P6">params — объект содержит значения из path которые возвращает модуль path-to-regexp</text:p>
        </text:list-item>
      </text:list>
      <text:p text:style-name="_5f_text">Заметка: Можете поиграться с тестером роутов <text:span text:style-name="T3">(https://pshrmn.github.io/route-tester/#/) </text:span>и посмотреть как создается объект match.</text:p>
      <text:p text:style-name="_5f_text">Заметка: path в Route должен быть абсолютным[4].</text:p>
      <text:p text:style-name="_5f_heading_5f_3">Создание наших роутов</text:p>
      <text:p text:style-name="_5f_text">Компонент <text:span text:style-name="_5f_bold">Route</text:span> может быть в любом месте <text:span text:style-name="T22">программы</text:span>, но иногда нужно определять, что рендерить в одно и тоже место. В таком случае следует <text:span text:style-name="T18">обернуть</text:span><text:span text:style-name="T14"> группу</text:span><text:span text:style-name="T20"> Route</text:span><text:span text:style-name="T14"> в</text:span><text:span text:style-name="T5"> </text:span><text:span text:style-name="_5f_bold">&lt;Switch/&gt;</text:span>. <text:span text:style-name="_5f_bold">&lt;Switch/&gt;</text:span> итеративно проходит по дочерним компонентам и рендерит только первый который подходит под <text:span text:style-name="_5f_bold">location.pathname</text:span>.</text:p>
      <text:p text:style-name="_5f_text">У нашего веб-сайта пути которые мы хотим сопоставлять такие:</text:p>
      <text:list xml:id="list2675935662" text:style-name="L2">
        <text:list-item>
          <text:p text:style-name="P7">/ — Главная страница</text:p>
        </text:list-item>
        <text:list-item>
          <text:p text:style-name="P7">/roster — Страница команд</text:p>
        </text:list-item>
        <text:list-item>
          <text:p text:style-name="P7">/roster/:number — Страница профиля игрока по номеру</text:p>
        </text:list-item>
        <text:list-item>
          <text:p text:style-name="P7">/schedule — Расписание игр команды</text:p>
        </text:list-item>
      </text:list>
      <text:p text:style-name="_5f_text">По порядку сопоставления путей в нашем приложении, все что нам нужно сделать это создать компонент Route с prop path который мы хотим сопоставить.</text:p>
      <text:p text:style-name="_5f_code"><text:soft-page-break/>&lt;Switch&gt;</text:p>
      <text:p text:style-name="_5f_code"><text:s text:c="2"/>&lt;Route exact path='/' component={Home}/&gt;</text:p>
      <text:p text:style-name="_5f_code"><text:s text:c="2"/>{/* Оба /roster и /roster/:number начинаются с /roster */}</text:p>
      <text:p text:style-name="_5f_code"><text:s text:c="2"/>&lt;Route path='/roster' component={Roster}/&gt;</text:p>
      <text:p text:style-name="_5f_code"><text:s text:c="2"/>&lt;Route path='/schedule' component={Schedule}/&gt;</text:p>
      <text:p text:style-name="_5f_code">&lt;/Switch&gt;</text:p>
      <text:p text:style-name="_5f_heading_5f_3">Что делает рендер компонента Route?</text:p>
      <text:p text:style-name="_5f_text">У Route есть 3 props'a которые описывают каким образом выполнить рендер сопоставляя prop path с location.pathname и только один из prop должен быть представлен в Route:</text:p>
      <text:list xml:id="list2086891762" text:style-name="L3">
        <text:list-item>
          <text:p text:style-name="P8">component — React компонент. Когда роут удовлетворяется сопоставление в path, то он возвращает переданный component (используя функцию React.createElement).</text:p>
        </text:list-item>
        <text:list-item>
          <text:p text:style-name="P8">render — функция которая должна вернуть элемент React. Будет вызвана когда удовлетворится сопоставление в path. Render довольно похож на component, но используется для inline рендеринга и подстановки необходимых для элемента props[5].</text:p>
        </text:list-item>
        <text:list-item>
          <text:p text:style-name="P8">children — в отличие от предыдущих двух props children будет всегда отображаться независимо от того сопоставляется ли path или нет.</text:p>
        </text:list-item>
      </text:list>
      <text:p text:style-name="_5f_code">&lt;Route path='/page' component={Page} /&gt;</text:p>
      <text:p text:style-name="_5f_code">const extraProps = { color: 'red' }</text:p>
      <text:p text:style-name="_5f_code">&lt;Route path='/page' render={(props) =&gt; (</text:p>
      <text:p text:style-name="_5f_code"><text:s text:c="2"/>&lt;Page {...props} data={extraProps}/&gt;</text:p>
      <text:p text:style-name="_5f_code">)}/&gt;</text:p>
      <text:p text:style-name="_5f_code">&lt;Route path='/page' children={(props) =&gt; (</text:p>
      <text:p text:style-name="_5f_code"><text:s text:c="2"/>props.match</text:p>
      <text:p text:style-name="_5f_code"><text:s text:c="4"/>? &lt;Page {...props}/&gt;</text:p>
      <text:p text:style-name="_5f_code"><text:s text:c="4"/>: &lt;EmptyPage {...props}/&gt;</text:p>
      <text:p text:style-name="_5f_code">)}/&gt;</text:p>
      <text:p text:style-name="_5f_text">В типичных ситуациях следует использовать component или render. Children prop может быть использован, но лучше ничего не делать если path не совпадает с location.pathname.</text:p>
      <text:p text:style-name="_5f_text">Элементу отрендеренному Route будет передано несколько props. match — объект сопоставления path с location.pathname, location объект[6] и history объект(созданный самим роутом)[7].</text:p>
      <text:p text:style-name="_5f_heading_5f_3">Main</text:p>
      <text:p text:style-name="_5f_text">Сейчас мы опишем основную структуру роутера. Нам просто нужно отобразить наши маршруты. Для нашего приложения мы будем использовать компонент &lt;Switch/&gt; и компонент &lt;Route/&gt; внутри нашего компонента &lt;Main/&gt; который поместит сгенерированный HTML удовлетворяющий сопоставлению path внутри.</text:p>
      <text:p text:style-name="_5f_code">&lt;Main/&gt; DOM узла(node)</text:p>
      <text:p text:style-name="_5f_code">import { Switch, Route } from 'react-router-dom'</text:p>
      <text:p text:style-name="_5f_code">const Main = () =&gt; (</text:p>
      <text:p text:style-name="_5f_code"><text:s text:c="2"/>&lt;main&gt;</text:p>
      <text:p text:style-name="_5f_code"><text:s text:c="4"/>&lt;Switch&gt;</text:p>
      <text:p text:style-name="_5f_code"><text:s text:c="6"/>&lt;Route exact path='/' component={Home}/&gt;</text:p>
      <text:p text:style-name="_5f_code"><text:s text:c="6"/>&lt;Route path='/roster' component={Roster}/&gt;</text:p>
      <text:p text:style-name="_5f_code"><text:s text:c="6"/>&lt;Route path='/schedule' component={Schedule}/&gt;</text:p>
      <text:p text:style-name="_5f_code"><text:s text:c="4"/>&lt;/Switch&gt;</text:p>
      <text:p text:style-name="_5f_code"><text:s text:c="2"/>&lt;/main&gt;</text:p>
      <text:p text:style-name="_5f_code">)</text:p>
      <text:p text:style-name="_5f_text">Заметка: Route для главной страницы содержит prop exact, благодаря которому пути сравниваются строго.</text:p>
      <text:p text:style-name="P9"><text:span text:style-name="T7">Перевод на местный</text:span><text:span text:style-name="T16"> диалект:</text:span><text:span text:style-name="T13"> В компоненте </text:span><text:span text:style-name="_5f_bold"><text:span text:style-name="T21">main</text:span></text:span><text:span text:style-name="T19"> </text:span><text:span text:style-name="T13">выводится один из компонентов </text:span><text:span text:style-name="_5f_bold"><text:span text:style-name="T21">Home</text:span></text:span><text:span text:style-name="T13"> или <text:s/></text:span><text:span text:style-name="_5f_bold"><text:span text:style-name="T21">Roster</text:span></text:span><text:span text:style-name="T13"> или </text:span><text:span text:style-name="_5f_bold"><text:span text:style-name="T21">Schedule</text:span></text:span><text:span text:style-name="T19"> </text:span><text:span text:style-name="T13">в зависимости от текущего пути <text:s/></text:span><text:span text:style-name="_5f_bold"><text:span text:style-name="T21">location.pathname</text:span></text:span><text:span text:style-name="T21">. </text:span><text:span text:style-name="T22">Кто совпадёт с </text:span><text:span text:style-name="_5f_bold"><text:span text:style-name="T22">path</text:span></text:span><text:span text:style-name="T8">, тот и рендерится.</text:span></text:p>
      <text:p text:style-name="_5f_heading_5f_3">Унаследованные роуты</text:p>
      <text:p text:style-name="_5f_text">Профиль игрока /roster/:number не включен в &lt;Switch/&gt;. Вместо этого он будет рендериться компонентом &lt;Roster/&gt; который рендериться всякий раз когда путь начинается с /roster.</text:p>
      <text:p text:style-name="_5f_text">В компоненте Roster мы создадим компоненты для двух путей:</text:p>
      <text:list xml:id="list3589059547" text:style-name="L4">
        <text:list-item>
          <text:p text:style-name="P10">/roster — с prop exact</text:p>
        </text:list-item>
        <text:list-item>
          <text:p text:style-name="P10"><text:soft-page-break/>/roster/:number — этот route использует параметр пути, который будет отловлен после /roster</text:p>
        </text:list-item>
      </text:list>
      <text:p text:style-name="_5f_code">const Roster = () =&gt; (</text:p>
      <text:p text:style-name="_5f_code"><text:s text:c="2"/>&lt;Switch&gt;</text:p>
      <text:p text:style-name="_5f_code"><text:s text:c="4"/>&lt;Route exact path='/roster' component={FullRoster}/&gt;</text:p>
      <text:p text:style-name="_5f_code"><text:s text:c="4"/>&lt;Route path='/roster/:number' component={Player}/&gt;</text:p>
      <text:p text:style-name="_5f_code"><text:s text:c="2"/>&lt;/Switch&gt;</text:p>
      <text:p text:style-name="_5f_code">)</text:p>
      <text:p text:style-name="_5f_text">Может быть полезным группирование роутов которые имеют общие компоненты, что позволяет упростить родительские маршруты и позволяет отображать контент который относиться к нескольким роутам.</text:p>
      <text:p text:style-name="_5f_text">К примеру &lt;Roster/&gt; может быть отрендерен с заголовком который будет отображаться во всех роутах которые начинаются с /roster.</text:p>
      <text:p text:style-name="_5f_code">const Roster = () =&gt; (</text:p>
      <text:p text:style-name="_5f_code"><text:s text:c="2"/>&lt;div&gt;</text:p>
      <text:p text:style-name="_5f_code"><text:s text:c="4"/>&lt;h2&gt;This is a roster page!&lt;/h2&gt;</text:p>
      <text:p text:style-name="_5f_code"><text:s text:c="4"/>&lt;Switch&gt;</text:p>
      <text:p text:style-name="_5f_code"><text:s text:c="6"/>&lt;Route exact path='/roster' component={FullRoster}/&gt;</text:p>
      <text:p text:style-name="_5f_code"><text:s text:c="6"/>&lt;Route path='/roster/:number' component={Player}/&gt;</text:p>
      <text:p text:style-name="_5f_code"><text:s text:c="4"/>&lt;/Switch&gt;</text:p>
      <text:p text:style-name="_5f_code"><text:s text:c="2"/>&lt;/div&gt;</text:p>
      <text:p text:style-name="_5f_code">)</text:p>
      <text:p text:style-name="P11"><text:span text:style-name="T7">Перевод на местный</text:span><text:span text:style-name="T16"> диалект:</text:span><text:span text:style-name="T13"> </text:span><text:span text:style-name="T15">А эти компоненты могут включать ещё компонеты со свитчами и т. д. Эффект матрёшки.</text:span></text:p>
      <text:p text:style-name="_5f_heading_5f_3">Параметры в path</text:p>
      <text:p text:style-name="_5f_text">Иногда нам требуется использовать переменные для получения какой либо информации. К примеру, роут профиля игрока, где нам требуется получить номер игрока. Мы сделали это добавив параметр в prop path.</text:p>
      <text:p text:style-name="_5f_text"><text:span text:style-name="_5f_bold">:number</text:span> часть строки в /roster/:number означает, что часть path после /roster/ будет получена в виде переменной и сохранится в <text:span text:style-name="_5f_bold">match.params.number</text:span>. К примеру путь /roster/6 сгенерирует следующий объект с параметрами:</text:p>
      <text:p text:style-name="_5f_code">{ number: '6' // Любое переданное значение интерпретируется как строка}</text:p>
      <text:p text:style-name="_5f_text">Компонент &lt;Player/&gt; будет использовать props.match.params для получения нужной информации которую следует отрендерить.</text:p>
      <text:p text:style-name="_5f_code">// API возращает информацию об игроке в виде объекта</text:p>
      <text:p text:style-name="_5f_code">import PlayerAPI from './PlayerAPI'</text:p>
      <text:p text:style-name="_5f_code">const Player = (props) =&gt; {</text:p>
      <text:p text:style-name="_5f_code"><text:s text:c="2"/>const player = PlayerAPI.get(</text:p>
      <text:p text:style-name="_5f_code"><text:s text:c="4"/>parseInt(props.match.params.number, 10)</text:p>
      <text:p text:style-name="_5f_code"><text:s text:c="2"/>)</text:p>
      <text:p text:style-name="_5f_code"><text:s text:c="2"/>if (!player) {</text:p>
      <text:p text:style-name="_5f_code"><text:s text:c="4"/>return &lt;div&gt;Sorry, but the player was not found&lt;/div&gt;</text:p>
      <text:p text:style-name="_5f_code"><text:s text:c="2"/>}</text:p>
      <text:p text:style-name="_5f_code"><text:s text:c="2"/>return (</text:p>
      <text:p text:style-name="_5f_code"><text:s text:c="4"/>&lt;div&gt;</text:p>
      <text:p text:style-name="_5f_code"><text:s text:c="6"/>&lt;h1&gt;{player.name} (#{player.number})&lt;/h1&gt;</text:p>
      <text:p text:style-name="_5f_code"><text:s text:c="6"/>&lt;h2&gt;{player.position}&lt;/h2&gt;</text:p>
      <text:p text:style-name="_5f_code"><text:s text:c="4"/>&lt;/div&gt;</text:p>
      <text:p text:style-name="_5f_code">)</text:p>
      <text:p text:style-name="P12">Еще простой пример:</text:p>
      <text:p text:style-name="_5f_code">...</text:p>
      <text:p text:style-name="_5f_code"><text:s/>class About extends React.Component{</text:p>
      <text:p text:style-name="_5f_code"><text:s text:c="8"/>render(){</text:p>
      <text:p text:style-name="_5f_code"><text:s text:c="12"/>// получаем параметры</text:p>
      <text:p text:style-name="P2"><text:s text:c="12"/>const id = this.props.match.params.id;</text:p>
      <text:p text:style-name="P2"><text:s text:c="12"/>const name = this.props.match.params.name;</text:p>
      <text:p text:style-name="_5f_code"><text:s text:c="12"/>return &lt;h2&gt;id: {id} <text:s/>Name: {name}&lt;/h2&gt;;</text:p>
      <text:p text:style-name="_5f_code"><text:s text:c="8"/>}</text:p>
      <text:p text:style-name="_5f_code"><text:s text:c="4"/>}</text:p>
      <text:p text:style-name="P1"><text:soft-page-break/>...</text:p>
      <text:p text:style-name="_5f_code"><text:s text:c="16"/>&lt;Switch&gt;</text:p>
      <text:p text:style-name="_5f_code"><text:s text:c="20"/>&lt;Route exact path="/" component={Home} /&gt;</text:p>
      <text:p text:style-name="P3"><text:s text:c="20"/><text:span text:style-name="T11">&lt;Route path="/about/:id/:name" component={About} /&gt;</text:span></text:p>
      <text:p text:style-name="_5f_code"><text:s text:c="20"/>&lt;Route path="/products" component={Products} /&gt;</text:p>
      <text:p text:style-name="_5f_code"><text:s text:c="20"/>&lt;Route component={NotFound} /&gt;</text:p>
      <text:p text:style-name="_5f_code"><text:s text:c="16"/>&lt;/Switch&gt;</text:p>
      <text:p text:style-name="_5f_code">...</text:p>
      <text:p text:style-name="_5f_text">Заметка: Вы можете больше изучить о параметрах в путях в пакете path-to-regexp</text:p>
      <text:p text:style-name="_5f_text">Наряду с компонентом &lt;Player/&gt; наш веб-сайт использует и другие как &lt;FullRoster/&gt;, &lt;Schedule/&gt; и &lt;Home/&gt;.</text:p>
      <text:p text:style-name="_5f_code">const FullRoster = () =&gt; (</text:p>
      <text:p text:style-name="_5f_code"><text:s text:c="2"/>&lt;div&gt;</text:p>
      <text:p text:style-name="_5f_code"><text:s text:c="4"/>&lt;ul&gt;</text:p>
      <text:p text:style-name="_5f_code"><text:s text:c="6"/>{</text:p>
      <text:p text:style-name="_5f_code"><text:s text:c="8"/>PlayerAPI.all().map(p =&gt; (</text:p>
      <text:p text:style-name="_5f_code"><text:s text:c="10"/>&lt;li key={p.number}&gt;</text:p>
      <text:p text:style-name="_5f_code"><text:s text:c="12"/>&lt;Link to={`/roster/${p.number}`}&gt;{p.name}&lt;/Link&gt;</text:p>
      <text:p text:style-name="_5f_code"><text:s text:c="10"/>&lt;/li&gt;</text:p>
      <text:p text:style-name="_5f_code"><text:s text:c="8"/>))</text:p>
      <text:p text:style-name="_5f_code"><text:s text:c="6"/>}</text:p>
      <text:p text:style-name="_5f_code"><text:s text:c="4"/>&lt;/ul&gt;</text:p>
      <text:p text:style-name="_5f_code"><text:s text:c="2"/>&lt;/div&gt;</text:p>
      <text:p text:style-name="_5f_code">)</text:p>
      <text:p text:style-name="_5f_code">const Schedule = () =&gt; (</text:p>
      <text:p text:style-name="_5f_code"><text:s text:c="2"/>&lt;div&gt;</text:p>
      <text:p text:style-name="_5f_code"><text:s text:c="4"/>&lt;ul&gt;</text:p>
      <text:p text:style-name="_5f_code"><text:s text:c="6"/>&lt;li&gt;6/5 @ Спартак&lt;/li&gt;</text:p>
      <text:p text:style-name="_5f_code"><text:s text:c="6"/>&lt;li&gt;6/8 vs Зенит&lt;/li&gt;</text:p>
      <text:p text:style-name="_5f_code"><text:s text:c="6"/>&lt;li&gt;6/14 @ Рубин&lt;/li&gt;</text:p>
      <text:p text:style-name="_5f_code"><text:s text:c="4"/>&lt;/ul&gt;</text:p>
      <text:p text:style-name="_5f_code"><text:s text:c="2"/>&lt;/div&gt;</text:p>
      <text:p text:style-name="_5f_code">)</text:p>
      <text:p text:style-name="_5f_code">const Home = () =&gt; (</text:p>
      <text:p text:style-name="_5f_code"><text:s text:c="2"/>&lt;div&gt;</text:p>
      <text:p text:style-name="_5f_code"><text:s text:c="4"/>&lt;h1&gt;Добро пожаловать на наш сайт!&lt;/h1&gt;</text:p>
      <text:p text:style-name="_5f_code"><text:s text:c="2"/>&lt;/div&gt;</text:p>
      <text:p text:style-name="_5f_code">)</text:p>
      <text:p text:style-name="_5f_heading_5f_3">Ссылки</text:p>
      <text:p text:style-name="_5f_text">Последний штрих, наш сайт нуждается в навигации между страницами. Если мы создадим обычные ссылки то страница будет перезагружаться. React Router решает эту проблему компонентом &lt;Link/&gt; который предотвращает перезагрузку. Когда мы кликаем на &lt;Link/&gt; он обновляет URL и React Router рендерит нужный компонент без обновления страницы.</text:p>
      <text:p text:style-name="_5f_code">import { Link } from 'react-router-dom'</text:p>
      <text:p text:style-name="_5f_code">const Header = () =&gt; (</text:p>
      <text:p text:style-name="_5f_code"><text:s text:c="2"/>&lt;header&gt;</text:p>
      <text:p text:style-name="_5f_code"><text:s text:c="4"/>&lt;nav&gt;</text:p>
      <text:p text:style-name="_5f_code"><text:s text:c="6"/>&lt;ul&gt;</text:p>
      <text:p text:style-name="_5f_code"><text:s text:c="8"/>&lt;li&gt;&lt;Link to='/'&gt;Home&lt;/Link&gt;&lt;/li&gt;</text:p>
      <text:p text:style-name="_5f_code"><text:s text:c="8"/>&lt;li&gt;&lt;Link to='/roster'&gt;Roster&lt;/Link&gt;&lt;/li&gt;</text:p>
      <text:p text:style-name="_5f_code"><text:s text:c="8"/>&lt;li&gt;&lt;Link to='/schedule'&gt;Schedule&lt;/Link&gt;&lt;/li&gt;</text:p>
      <text:p text:style-name="_5f_code"><text:s text:c="6"/>&lt;/ul&gt;</text:p>
      <text:p text:style-name="_5f_code"><text:s text:c="4"/>&lt;/nav&gt;</text:p>
      <text:p text:style-name="_5f_code"><text:s text:c="2"/>&lt;/header&gt;</text:p>
      <text:p text:style-name="_5f_code">)</text:p>
      <text:p text:style-name="_5f_text">&lt;Link/&gt; использует prop to для описания URL куда следует перейти. Prop to может быть строкой или location объектом (который состоит из pathname, search, hash, state свойств). Если это строка то она конвертируется в location объект.</text:p>
      <text:p text:style-name="_5f_code">&lt;Link to={{ pathname: '/roster/7' }}&gt;Player #7&lt;/Link&gt;</text:p>
      <text:p text:style-name="_5f_text">Если это строка, она представляет собой абсолютный путь для ссылки, например /users/123(относительные <text:soft-page-break/>пути не поддерживаются).</text:p>
      <text:p text:style-name="_5f_text">Если это объект, у него может быть четыре ключа:</text:p>
      <text:list xml:id="list1214588532" text:style-name="L6">
        <text:list-item>
          <text:p text:style-name="P13"><text:span text:style-name="_5f_bold">pathname:</text:span> Строка, представляющая путь для ссылки.</text:p>
        </text:list-item>
        <text:list-item>
          <text:p text:style-name="P13"><text:span text:style-name="_5f_bold">query: </text:span>Объект пар ключ: значение, который нужно преобразовать в строку.</text:p>
        </text:list-item>
        <text:list-item>
          <text:p text:style-name="P13"><text:span text:style-name="_5f_bold">hash: </text:span>Хеш для вставки в URL, например #a-hash.</text:p>
        </text:list-item>
        <text:list-item>
          <text:p text:style-name="P14"><text:span text:style-name="_5f_bold">state: </text:span>Состояние сохраниться location.</text:p>
        </text:list-item>
      </text:list>
      <text:p text:style-name="_5f_text"><text:a xlink:type="simple" xlink:href="https://reactrouter.com/web/api/Link" text:style-name="Internet_20_link" text:visited-style-name="Visited_20_Internet_20_Link">https://reactrouter.com/web/api/Link</text:a> <text:span text:style-name="T9">всякие примеры по линку.</text:span></text:p>
      <text:p text:style-name="_5f_text">Заметка: Пути в компонентах &lt;Link/&gt; должны быть абсолютными[4].</text:p>
      <text:p text:style-name="_5f_heading_5f_3">Работающий пример</text:p>
      <text:p text:style-name="_5f_text">Весь код нашего веб сайта доступен по этому адресу на codepen.</text:p>
      <text:p text:style-name="_5f_text">Route готов!</text:p>
      <text:p text:style-name="_5f_text">Надеюсь теперь вы готовы погрузиться в изучение деталей маршрутизации веб приложений.</text:p>
      <text:p text:style-name="_5f_text">Мы использовали самые основные компоненты которые вам понадобятся при создании собственных веб приложений (&lt;BrowserRouter.&gt;, &lt;Route.&gt;, and &lt;Link.&gt;), но есть еще несколько компонентов и props которые здесь не рассмотрены. К счастью у React Router есть прекрасная документация где вы можете найти более подробное объяснение компонентов и props. Так же в документации предоставляются работающие примеры с исходным кодом.</text:p>
      <text:p text:style-name="_5f_text">Пояснения</text:p>
      <text:p text:style-name="_5f_text">[1] — Объект location описывает разные части URL'a</text:p>
      <text:p text:style-name="_5f_text">// стандартный location </text:p>
      <text:p text:style-name="_5f_text">{ pathname: '/', search: '', hash: '', key: 'abc123' state: {} }</text:p>
      <text:p text:style-name="_5f_text">[2] — Вы можете использовать компонент &lt;Route/&gt; без path. Это полезно для передачи методов и переменных которые храняться в context.</text:p>
      <text:p text:style-name="_5f_text">[3] — Если вы используете prop children то route будет отрендерен даже если path и location.pathname не совпадают.</text:p>
      <text:p text:style-name="_5f_text">[4] — Сейчас ведется работа над относительными путями в &lt;Route/&gt; и &lt;Link/&gt;. Относительные &lt;Link/&gt; более сложные чем могут показаться, они должны быть разрешены используя свой родительский объект match, а не текущий URL.</text:p>
      <text:p text:style-name="_5f_text">[5] — Это stateless компонент. Внутри есть большая разница между render и component. Component использует React.createElement для создания компонента, в то время как render используется как функция. Если бы вы определили inline функцию и передали через нее props то это было бы намного медленнее чем с использованием функции render.</text:p>
      <text:p text:style-name="_5f_text">&lt;Route path='/one' component={One}/&gt;</text:p>
      <text:p text:style-name="_5f_text">// React.createElement(props.component)</text:p>
      <text:p text:style-name="_5f_text">&lt;Route path='/two' render={() =&gt; &lt;Two /&gt;}/&gt;</text:p>
      <text:p text:style-name="_5f_text">// props.render()</text:p>
      <text:p text:style-name="_5f_text">[6] — Компоненты &lt;Route/&gt; и &lt;Switch/&gt; могут оба использовать prop location. Это позволяет сопоставлять их с path, который фактически отличается от текущего URL'а.</text:p>
      <text:p text:style-name="_5f_text">[7] — Так же передают staticContext, но он полезен только при рендере на сервере.</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Slab" svg:font-family="'Roboto Slab'"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09-24T21:14:49.544000000</dc:date>
    <meta:editing-duration>PT4H11M12S</meta:editing-duration>
    <meta:editing-cycles>28</meta:editing-cycles>
    <meta:generator>LibreOffice/7.0.1.2$Windows_X86_64 LibreOffice_project/7cbcfc562f6eb6708b5ff7d7397325de9e764452</meta:generator>
    <meta:document-statistic meta:table-count="0" meta:image-count="0" meta:object-count="0" meta:page-count="6" meta:paragraph-count="244" meta:word-count="1827" meta:character-count="14101" meta:non-whitespace-character-count="12020"/>
  </office:meta>
</office:document-meta>
</file>